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9.8451in" style:page-number="auto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6576in"/>
    </style:style>
    <style:style style:name="Table1.C" style:family="table-column">
      <style:table-column-properties style:column-width="3.9389in"/>
    </style:style>
    <style:style style:name="Table1.1" style:family="table-row">
      <style:table-row-properties style:min-row-height="0.6458in" fo:keep-together="always"/>
    </style:style>
    <style:style style:name="Table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middle" fo:background-color="#999999" fo:padding="0.0382in" fo:border="0.1pt solid #000000" style:writing-mode="lr-tb">
        <style:background-image/>
      </style:table-cell-properties>
    </style:style>
    <style:style style:name="Table1.2" style:family="table-row">
      <style:table-row-properties style:min-row-height="0.3847in" fo:keep-together="always"/>
    </style:style>
    <style:style style:name="Table1.B2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1.3" style:family="table-row">
      <style:table-row-properties style:min-row-height="0.3333in" fo:keep-together="auto"/>
    </style:style>
    <style:style style:name="Table1.A3" style:family="table-cell">
      <style:table-cell-properties style:vertical-align="middle" fo:background-color="#999999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B3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C3" style:family="table-cell">
      <style:table-cell-properties style:vertical-align="middle" fo:background-color="#ff6600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4" style:family="table-row">
      <style:table-row-properties style:min-row-height="0.7875in" fo:keep-together="auto"/>
    </style:style>
    <style:style style:name="Table1.A4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B4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9.8451in" table:align="left" style:writing-mode="lr-tb"/>
    </style:style>
    <style:style style:name="Table2.A" style:family="table-column">
      <style:table-column-properties style:column-width="0.466in"/>
    </style:style>
    <style:style style:name="Table2.B" style:family="table-column">
      <style:table-column-properties style:column-width="2.7792in"/>
    </style:style>
    <style:style style:name="Table2.C" style:family="table-column">
      <style:table-column-properties style:column-width="0.6889in"/>
    </style:style>
    <style:style style:name="Table2.D" style:family="table-column">
      <style:table-column-properties style:column-width="0.8861in"/>
    </style:style>
    <style:style style:name="Table2.E" style:family="table-column">
      <style:table-column-properties style:column-width="1.0826in"/>
    </style:style>
    <style:style style:name="Table2.F" style:family="table-column">
      <style:table-column-properties style:column-width="0.9847in"/>
    </style:style>
    <style:style style:name="Table2.G" style:family="table-column">
      <style:table-column-properties style:column-width="0.984in"/>
    </style:style>
    <style:style style:name="Table2.I" style:family="table-column">
      <style:table-column-properties style:column-width="0.988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999999" fo:padding="0.0382in" fo:border="0.1pt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2.I2" style:family="table-cell">
      <style:table-cell-properties style:vertical-align="middle" fo:background-color="#ffffff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.3" style:family="table-row">
      <style:table-row-properties style:min-row-height="0.2729in" fo:keep-together="auto"/>
    </style:style>
    <style:style style:name="Table2.A3" style:family="table-cell">
      <style:table-cell-properties style:vertical-align="middle" fo:padding="0.0382in" fo:border="0.1pt solid #000000" style:writing-mode="lr-tb"/>
    </style:style>
    <style:style style:name="Table2.A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B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C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D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E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F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G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H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I4" style:family="table-cell">
      <style:table-cell-properties style:vertical-align="middle" fo:padding="0.0382in" fo:border="0.1pt solid #000000" style:writing-mode="lr-tb"/>
    </style:style>
    <style:style style:name="Table2.A5" style:family="table-cell">
      <style:table-cell-properties style:vertical-align="middle" fo:padding="0.0382in" fo:border="0.1pt solid #000000" style:writing-mode="lr-tb"/>
    </style:style>
    <style:style style:name="Table2.A6" style:family="table-cell">
      <style:table-cell-properties style:vertical-align="top" fo:padding="0.0382in" fo:border="none" style:writing-mode="lr-tb"/>
    </style:style>
    <style:style style:name="Table2.H6" style:family="table-cell">
      <style:table-cell-properties style:vertical-align="top" fo:background-color="#dddddd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I6" style:family="table-cell">
      <style:table-cell-properties style:vertical-align="top" fo:padding="0.0382in" fo:border="0.1pt solid #000000" style:writing-mode="lr-tb"/>
    </style:style>
    <style:style style:name="Table3" style:family="table">
      <style:table-properties style:width="9.8451in" table:align="left" style:writing-mode="lr-tb"/>
    </style:style>
    <style:style style:name="Table3.A" style:family="table-column">
      <style:table-column-properties style:column-width="3.4458in"/>
    </style:style>
    <style:style style:name="Table3.B" style:family="table-column">
      <style:table-column-properties style:column-width="6.39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999999" fo:padding="0.0382in" fo:border="0.1pt solid #000000" style:writing-mode="lr-tb">
        <style:background-image/>
      </style:table-cell-properties>
    </style:style>
    <style:style style:name="Table3.A2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B2" style:family="table-cell">
      <style:table-cell-properties style:vertical-align="top" fo:padding="0.0382in" fo:border="0.1pt solid #000000" style:writing-mode="lr-tb"/>
    </style:style>
    <style:style style:name="Table3.3" style:family="table-row">
      <style:table-row-properties style:min-row-height="0.1889in" fo:keep-together="auto"/>
    </style:style>
    <style:style style:name="Table3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6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3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7" style:family="table-cell">
      <style:table-cell-properties style:vertical-align="top" fo:background-color="#999999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3.A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9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9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1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10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11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3.B11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1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1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1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1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language="en" fo:country="US" fo:font-weight="bold" officeooo:paragraph-rsid="0016ad70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bold" officeooo:paragraph-rsid="0016ad70" style:font-name-asian="Arial2" style:font-size-asian="9pt" style:font-style-asian="normal" style:font-weight-asian="bold" style:font-name-complex="Arial2" style:font-size-complex="9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7pt" fo:font-style="normal" style:text-underline-style="none" fo:font-weight="bold" officeooo:paragraph-rsid="0016ad70" style:font-name-asian="Arial2" style:font-size-asian="7pt" style:font-style-asian="normal" style:font-weight-asian="bold" style:font-name-complex="Arial2" style:font-size-complex="7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7pt" fo:font-style="normal" style:text-underline-style="none" fo:font-weight="bold" officeooo:paragraph-rsid="00199fda" style:font-name-asian="Arial2" style:font-size-asian="7pt" style:font-style-asian="normal" style:font-weight-asian="bold" style:font-name-complex="Arial2" style:font-size-complex="7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rsid="00200029" officeooo:paragraph-rsid="0016ad70" style:font-name-asian="Arial2" style:font-size-asian="8pt" style:font-style-asian="normal" style:font-weight-asian="normal" style:font-name-complex="Arial2" style:font-size-complex="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16ad70" style:font-name-asian="Arial2" style:font-size-asian="8pt" style:font-style-asian="normal" style:font-weight-asian="normal" style:font-name-complex="Arial2" style:font-size-complex="8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32aed7" style:font-name-asian="Arial2" style:font-size-asian="8pt" style:font-style-asian="normal" style:font-weight-asian="normal" style:font-name-complex="Arial2" style:font-size-complex="8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officeooo:rsid="00200029" officeooo:paragraph-rsid="0016ad70" style:font-name-asian="Arial2" style:font-size-asian="8pt" style:font-style-asian="normal" style:font-weight-asian="normal" style:font-name-complex="Arial2" style:font-size-complex="8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language="en" fo:country="US" fo:font-style="normal" style:text-underline-style="none" fo:font-weight="normal" officeooo:rsid="00200708" officeooo:paragraph-rsid="0016ad70" style:font-name-asian="Arial2" style:font-size-asian="8pt" style:font-style-asian="normal" style:font-weight-asian="normal" style:font-name-complex="Arial2" style:font-size-complex="8pt"/>
    </style:style>
    <style:style style:name="P14" style:family="paragraph" style:parent-style-name="Table_20_Contents">
      <style:paragraph-properties fo:text-align="center" style:justify-single-word="false"/>
      <style:text-properties officeooo:paragraph-rsid="0016ad70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21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22" style:family="paragraph" style:parent-style-name="Table_20_Contents">
      <style:text-properties style:font-name="Arial" fo:font-size="9pt" fo:language="en" fo:country="US" fo:font-weight="bold" style:font-size-asian="9pt" style:font-weight-asian="bold" style:font-name-complex="Arial" style:font-size-complex="9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Arial" fo:font-size="8pt" officeooo:paragraph-rsid="00088053" style:font-size-asian="8pt" style:font-name-complex="Arial" style:font-size-complex="8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Arial" fo:font-size="8pt" officeooo:paragraph-rsid="0016ad70" style:font-size-asian="8pt" style:font-name-complex="Arial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officeooo:paragraph-rsid="0016ad70" style:font-size-asian="14pt" style:font-name-complex="Arial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6ad70" style:font-size-asian="10pt" style:font-weight-asian="bold" style:font-name-complex="Arial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Arial" fo:font-size="10pt" fo:font-weight="bold" officeooo:paragraph-rsid="001b6fec" style:font-size-asian="10pt" style:font-weight-asian="bold" style:font-name-complex="Arial" style:font-size-complex="10pt" style:font-weight-complex="bold"/>
    </style:style>
    <style:style style:name="P29" style:family="paragraph" style:parent-style-name="Table_20_Contents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Arial" fo:font-size="9pt" fo:font-weight="bold" officeooo:paragraph-rsid="001b6fec" style:font-size-asian="9pt" style:font-weight-asian="bold" style:font-name-complex="Arial" style:font-size-complex="9pt" style:font-weight-complex="bold"/>
    </style:style>
    <style:style style:name="P32" style:family="paragraph" style:parent-style-name="Text_20_body">
      <style:paragraph-properties fo:text-align="center" style:justify-single-word="false"/>
      <style:text-properties officeooo:paragraph-rsid="0016ad70"/>
    </style:style>
    <style:style style:name="P33" style:family="paragraph" style:parent-style-name="Text_20_body">
      <style:paragraph-properties fo:text-align="center" style:justify-single-word="false"/>
      <style:text-properties style:font-name="Arial" fo:font-size="10pt" officeooo:paragraph-rsid="0016ad70" style:font-size-asian="10pt" style:font-name-complex="Arial"/>
    </style:style>
    <style:style style:name="P34" style:family="paragraph" style:parent-style-name="Table_20_Contents">
      <style:paragraph-properties fo:text-align="start" style:justify-single-word="false" text:number-lines="false" text:line-number="0"/>
      <style:text-properties fo:color="#000000" style:font-name="Arial" fo:font-size="9pt" fo:font-weight="bold" officeooo:paragraph-rsid="001d436d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font-size="10pt" fo:language="en" fo:country="US" style:font-size-asian="10pt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fo:font-size="10pt" style:font-size-asian="10pt"/>
    </style:style>
    <style:style style:name="T5" style:family="text">
      <style:text-properties style:font-name-asian="Ari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11208e" style:font-name-asian="Arial2" style:font-style-asian="normal" style:font-weight-asian="normal" style:font-name-complex="Arial2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style:font-name-asian="Arial2" style:font-style-asian="normal" style:font-weight-asian="normal" style:font-name-complex="Arial2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200029" style:font-name-asian="Arial2" style:font-style-asian="normal" style:font-weight-asian="normal" style:font-name-complex="Arial2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0pt" fo:language="en" fo:country="US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from-left" style:horizontal-rel="paragraph" draw:fill-image-width="0in" draw:fill-image-height="0in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<draw:frame draw:style-name="fr1" draw:name="image: asimage(objects[0].company_id.logo)" text:anchor-type="char" svg:x="0in" svg:width="2.8547in" style:rel-width="90%" svg:height="1.0335in" style:rel-height="100%" draw:z-index="0"><draw:text-box><text:p text:style-name="Frame_20_contents"/></draw:text-box></draw:frame></text:p>
          </table:table-cell>
          <table:table-cell table:style-name="Table1.B1" table:number-columns-spanned="2" office:value-type="string">
            <text:p text:style-name="P15">ORDEN DE COMPRA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16">Lugar y Fecha de Transmisión:</text:p>
          </table:table-cell>
          <table:table-cell table:style-name="Table1.C2" office:value-type="string">
            <text:p text:style-name="P14">La Paz, <text:span text:style-name="T10"><text:placeholder text:placeholder-type="text">&lt;date(objects[0].date_order)&gt;</text:placeholder></text:span></text:p>
          </table:table-cell>
        </table:table-row>
        <table:table-row table:style-name="Table1.3">
          <table:table-cell table:style-name="Table1.A3" office:value-type="string">
            <text:p text:style-name="P17">DATOS DEL CONSIGNATARIO</text:p>
          </table:table-cell>
          <table:table-cell table:style-name="Table1.B3" office:value-type="string">
            <text:p text:style-name="P16">N° Orden de compra:</text:p>
          </table:table-cell>
          <table:table-cell table:style-name="Table1.C3" office:value-type="string">
            <text:p text:style-name="P25"><text:span text:style-name="T6"><text:placeholder text:placeholder-type="text">&lt;objects[0].partner_ref&gt;</text:placeholder></text:span>-G</text:p>
          </table:table-cell>
        </table:table-row>
        <table:table-row table:style-name="Table1.4">
          <table:table-cell table:style-name="Table1.A4" office:value-type="string">
            <text:p text:style-name="P7"><text:placeholder text:placeholder-type="text">&lt;objects[0].company_id.partner_id.name&gt;</text:placeholder></text:p>
            <text:p text:style-name="P7"><text:placeholder text:placeholder-type="text">&lt;objects[0].company_id.partner_id.street&gt;</text:placeholder></text:p>
            <text:p text:style-name="P7"><text:placeholder text:placeholder-type="text">&lt;objects[0].company_id.partner_id.street2&gt;</text:placeholder></text:p>
            <text:p text:style-name="P7">Teléfono: <text:s/><text:placeholder text:placeholder-type="text">&lt;objects[0].company_id.partner_id.phone&gt;</text:placeholder></text:p>
            <text:p text:style-name="P8"><text:placeholder text:placeholder-type="text">&lt;if test="objects[0].company_id.partner_id.fax"&gt;</text:placeholder>Fax: <text:placeholder text:placeholder-type="text">&lt;objects[0].company_id.partner_id.fax&gt;</text:placeholder><text:placeholder text:placeholder-type="text">&lt;/if&gt;</text:placeholder></text:p>
            <text:p text:style-name="P6"><text:span text:style-name="T4"><text:placeholder text:placeholder-type="text">&lt;objects[0].company_id.partner_id.state_id.name&gt;</text:placeholder></text:span><text:span text:style-name="T4">- </text:span><text:span text:style-name="T4"><text:placeholder text:placeholder-type="text">&lt;objects[0].company_id.partner_id.country_id.name&gt;</text:placeholder></text:span></text:p>
          </table:table-cell>
          <table:table-cell table:style-name="Table1.B4" table:number-columns-spanned="2" office:value-type="string">
            <text:p text:style-name="P33">*Mediante la presente  formalizamos la solicitud de cotización y agradecemos a Ud. </text:p>
            <text:p text:style-name="P33">Se sirvan enviar el (los) ítem (s) a continuación detallado (s).</text:p>
            <text:p text:style-name="P33">* Deberá incluir  la factura original de exportación  a nombre de: <text:span text:style-name="T7"><text:placeholder text:placeholder-type="text">&lt;objects[0].company_id.partner_id.name&gt;</text:placeholder></text:span></text:p>
            <text:p text:style-name="P32"><text:span text:style-name="T2">Con NIT: Nº </text:span><text:span text:style-name="T9"><text:placeholder text:placeholder-type="text">&lt;objects[0].company_id.partner_id.nit&gt;</text:placeholder></text:span><text:span text:style-name="T2">."</text:span><text:span text:style-name="T3"> </text:span>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row table:style-name="Table2.1">
          <table:table-cell table:style-name="Table2.A1" table:number-columns-spanned="9" office:value-type="string">
            <text:p text:style-name="P27">DETALLE DE LA COMP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0">Item</text:p>
          </table:table-cell>
          <table:table-cell table:style-name="Table2.A2" office:value-type="string">
            <text:p text:style-name="P29">Descripción</text:p>
          </table:table-cell>
          <table:table-cell table:style-name="Table2.A2" office:value-type="string">
            <text:p text:style-name="P30">Cant.</text:p>
          </table:table-cell>
          <table:table-cell table:style-name="Table2.A2" office:value-type="string">
            <text:p text:style-name="P30">CODIGO</text:p>
          </table:table-cell>
          <table:table-cell table:style-name="Table2.A2" office:value-type="string">
            <text:p text:style-name="P30">REF. CLIENTE</text:p>
          </table:table-cell>
          <table:table-cell table:style-name="Table2.A2" office:value-type="string">
            <text:p text:style-name="P30">LINEA</text:p>
          </table:table-cell>
          <table:table-cell table:style-name="Table2.A2" office:value-type="string">
            <text:p text:style-name="P30">REF. COTIZACION</text:p>
          </table:table-cell>
          <table:table-cell table:style-name="Table2.A2" office:value-type="string">
            <text:p text:style-name="P30">UNITARIO </text:p>
            <text:p text:style-name="P30"><text:placeholder text:placeholder-type="text">&lt;objects[0].currency_id.name_on_report&gt;</text:placeholder></text:p>
          </table:table-cell>
          <table:table-cell table:style-name="Table2.I2" office:value-type="string">
            <text:p text:style-name="P30">SUBTOTAL</text:p>
            <text:p text:style-name="P31"><text:span text:style-name="T5"><text:s/></text:span><text:span text:style-name="T5"><text:placeholder text:placeholder-type="text">&lt;objects[0].currency_id.name_on_report&gt;</text:placeholder></text:span></text:p>
          </table:table-cell>
        </table:table-row>
        <table:table-row table:style-name="Table2.3">
          <table:table-cell table:style-name="Table2.A3" table:number-columns-spanned="9" office:value-type="string">
            <text:p text:style-name="P9"><text:placeholder text:placeholder-type="text">&lt;for each="l in objects[0]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office:value-type="string">
            <text:p text:style-name="P24"><text:span text:style-name="T8"><text:placeholder text:placeholder-type="text">&lt;myset({'test':myget('test')+1})&gt;</text:placeholder></text:span><text:placeholder text:placeholder-type="text">&lt;myget('test')&gt;</text:placeholder></text:p>
          </table:table-cell>
          <table:table-cell table:style-name="Table2.B4" office:value-type="string">
            <text:p text:style-name="P13"><text:placeholder text:placeholder-type="text">&lt;l.name&gt;</text:placeholder></text:p>
          </table:table-cell>
          <table:table-cell table:style-name="Table2.C4" office:value-type="string">
            <text:p text:style-name="P10"><text:placeholder text:placeholder-type="text" text:description="Cantidad">&lt;int(l.product_qty)&gt;</text:placeholder></text:p>
          </table:table-cell>
          <table:table-cell table:style-name="Table2.D4" office:value-type="string">
            <text:p text:style-name="P10"><text:placeholder text:placeholder-type="text">&lt;l.product_id.default_code&gt;</text:placeholder></text:p>
          </table:table-cell>
          <table:table-cell table:style-name="Table2.E4" office:value-type="string">
            <text:p text:style-name="P10"><text:placeholder text:placeholder-type="text">&lt;l.ref_partner&gt;</text:placeholder></text:p>
          </table:table-cell>
          <table:table-cell table:style-name="Table2.F4" office:value-type="string">
            <text:p text:style-name="P11"><text:placeholder text:placeholder-type="text">&lt;l.brand&gt;</text:placeholder></text:p>
          </table:table-cell>
          <table:table-cell table:style-name="Table2.G4" office:value-type="string">
            <text:p text:style-name="P11"><text:placeholder text:placeholder-type="text">&lt;l.ref_order&gt;</text:placeholder></text:p>
          </table:table-cell>
          <table:table-cell table:style-name="Table2.H4" office:value-type="string">
            <text:p text:style-name="P23"><text:placeholder text:placeholder-type="text">&lt;"%.2f" % l.price_unit&gt;</text:placeholder></text:p>
          </table:table-cell>
          <table:table-cell table:style-name="Table2.I4" office:value-type="string">
            <text:p text:style-name="P23"><text:placeholder text:placeholder-type="text">&lt;"%.2f" % l.price_total&gt;</text:placeholder></text:p>
          </table:table-cell>
        </table:table-row>
        <table:table-row table:style-name="Table2.3">
          <table:table-cell table:style-name="Table2.A5" table:number-columns-spanned="9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6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6" office:value-type="string">
            <text:p text:style-name="P28">Total <text:span text:style-name="T11"><text:placeholder text:placeholder-type="text">&lt;objects[0].currency_id.name_on_report&gt;</text:placeholder></text:span></text:p>
          </table:table-cell>
          <table:table-cell table:style-name="Table2.I6" office:value-type="string">
            <text:p text:style-name="P26"><text:placeholder text:placeholder-type="text">&lt;"%.2f" % o.amount_total&gt;</text:placeholder></text:p>
          </table:table-cell>
        </table:table-row>
      </table:table>
      <text:p text:style-name="P4"/>
      <text:p text:style-name="P4"/>
      <text:p text:style-name="Standard"/>
      <text:p text:style-name="Standard"><text:soft-page-break/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9">CONDICIONES COMERCIALES DE LA COMPR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8">Condition of payment</text:p>
          </table:table-cell>
          <table:table-cell table:style-name="Table3.B2" office:value-type="string">
            <text:p text:style-name="P21"/>
          </table:table-cell>
        </table:table-row>
        <table:table-row table:style-name="Table3.3">
          <table:table-cell table:style-name="Table3.A3" office:value-type="string">
            <text:p text:style-name="P18">Incoterms</text:p>
          </table:table-cell>
          <table:table-cell table:style-name="Table3.B3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18">Vendor Address:</text:p>
          </table:table-cell>
          <table:table-cell table:style-name="Table3.B4" office:value-type="string">
            <text:p text:style-name="P21"/>
          </table:table-cell>
        </table:table-row>
        <table:table-row table:style-name="Table3.1">
          <table:table-cell table:style-name="Table3.A5" office:value-type="string">
            <text:p text:style-name="P18">Method of Shipment </text:p>
          </table:table-cell>
          <table:table-cell table:style-name="Table3.B5" office:value-type="string">
            <text:p text:style-name="P20"/>
          </table:table-cell>
        </table:table-row>
        <table:table-row table:style-name="Table3.1">
          <table:table-cell table:style-name="Table3.A6" office:value-type="string">
            <text:p text:style-name="P22">Forwarder information for the shipment</text:p>
          </table:table-cell>
          <table:table-cell table:style-name="Table3.B6" office:value-type="string">
            <text:p text:style-name="P5"><text:span text:style-name="Internet_20_link"><text:span text:style-name="T1"><text:placeholder text:placeholder-type="text">&lt;objects[0].forwarder_inf&gt;</text:placeholder></text:span></text:span></text:p>
          </table:table-cell>
        </table:table-row>
        <table:table-row table:style-name="Table3.1">
          <table:table-cell table:style-name="Table3.A7" table:number-columns-spanned="2" office:value-type="string">
            <text:p text:style-name="P19">ADITIONAL INFORMATION - THERMO FISHER</text:p>
          </table:table-cell>
          <table:covered-table-cell/>
        </table:table-row>
        <table:table-row table:style-name="Table3.1">
          <table:table-cell table:style-name="Table3.A8" office:value-type="string">
            <text:p text:style-name="P18">Subsidiary</text:p>
          </table:table-cell>
          <table:table-cell table:style-name="Table3.B8" office:value-type="string">
            <text:p text:style-name="P20">Thermo Electron LED GmbH</text:p>
          </table:table-cell>
        </table:table-row>
        <table:table-row table:style-name="Table3.1">
          <table:table-cell table:style-name="Table3.A9" office:value-type="string">
            <text:p text:style-name="P18">Address</text:p>
          </table:table-cell>
          <table:table-cell table:style-name="Table3.B9" office:value-type="string">
            <text:p text:style-name="P20">Postfach 1360 D-63503 Langenselbold. Germany</text:p>
          </table:table-cell>
        </table:table-row>
        <table:table-row table:style-name="Table3.1">
          <table:table-cell table:style-name="Table3.A10" office:value-type="string">
            <text:p text:style-name="P18">Contact Name </text:p>
          </table:table-cell>
          <table:table-cell table:style-name="Table3.B10" office:value-type="string">
            <text:p text:style-name="P20">Sandra Fechner </text:p>
          </table:table-cell>
        </table:table-row>
        <table:table-row table:style-name="Table3.1">
          <table:table-cell table:style-name="Table3.A11" office:value-type="string">
            <text:p text:style-name="P18">Email</text:p>
          </table:table-cell>
          <table:table-cell table:style-name="Table3.B11" office:value-type="string">
            <text:p text:style-name="P20">sandra.fechner@thermofisher.com</text:p>
          </table:table-cell>
        </table:table-row>
        <table:table-row table:style-name="Table3.1">
          <table:table-cell table:style-name="Table3.A12" office:value-type="string">
            <text:p text:style-name="P18">Currency of Products</text:p>
          </table:table-cell>
          <table:table-cell table:style-name="Table3.B12" office:value-type="string">
            <text:p text:style-name="P34"><text:placeholder text:placeholder-type="text">&lt;objects[0].currency_id.name_on_report&gt;</text:placeholder></text:p>
          </table:table-cell>
        </table:table-row>
        <table:table-row table:style-name="Table3.1">
          <table:table-cell table:style-name="Table3.A13" office:value-type="string">
            <text:p text:style-name="P22">Product Specialists Involved for Technical Issues</text:p>
          </table:table-cell>
          <table:table-cell table:style-name="Table3.B13" office:value-type="string">
            <text:p text:style-name="P20">Paula Barbosa</text:p>
          </table:table-cell>
        </table:table-row>
      </table:table>
      <text:p text:style-name="Foot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BO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7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letter-kerning="true" style:font-name-asian="SimSun" style:font-family-asian="SimSun, 宋体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page-layout style:name="Mpm1">
      <style:page-layout-properties fo:page-width="14in" fo:page-height="8.5in" style:num-format="1" style:print-orientation="landscape" fo:margin-top="0.7874in" fo:margin-bottom="0.1492in" fo:margin-left="0.7874in" fo:margin-right="0.2992in" fo:background-color="#ffffff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382in" fo:margin-left="0in" fo:margin-right="0in" fo:margin-top="0.599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rchase Order</dc:title>
    <meta:initial-creator>Usuario</meta:initial-creator>
    <meta:creation-date>2017-06-29T17:50:00</meta:creation-date>
    <dc:date>2018-05-08T11:05:03.588250628</dc:date>
    <meta:print-date>2017-07-06T10:03:00</meta:print-date>
    <meta:editing-cycles>11</meta:editing-cycles>
    <meta:editing-duration>PT44M45S</meta:editing-duration>
    <meta:generator>LibreOffice/5.1.6.2$Linux_X86_64 LibreOffice_project/10m0$Build-2</meta:generator>
    <meta:document-statistic meta:table-count="3" meta:image-count="0" meta:object-count="0" meta:page-count="2" meta:paragraph-count="61" meta:word-count="162" meta:character-count="1770" meta:non-whitespace-character-count="1658"/>
    <meta:user-defined meta:name="Generator">Aeroo Reports 8.0.1.2.1</meta:user-defined>
    <meta:user-defined meta:name="Software">Odoo 8.0-20150417</meta:user-defined>
    <meta:user-defined meta:name="URL">http://www.alistek.com</meta:user-defined>
  </office:meta>
</office:document-meta>
</file>